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7" style:family="table-cell" style:parent-style-name="Default">
      <style:table-cell-properties fo:background-color="#99cc66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cc66"/>
    </style:style>
    <style:style style:name="ce4" style:family="table-cell" style:parent-style-name="Default">
      <style:text-properties style:use-window-font-color="true"/>
    </style:style>
    <style:style style:name="ce10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Titan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7)</text:p>
          </table:table-cell>
          <table:table-cell office:value-type="string" calcext:value-type="string">
            <text:p>Soft 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levelfun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plevelv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exp’ é incorreto</text:p>
          </table:table-cell>
          <table:table-cell/>
        </table:table-row>
        <table:table-row table:style-name="ro1">
          <table:table-cell office:value-type="string" calcext:value-type="string">
            <text:p>toplevelrecord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+ 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5 + 1</text:p>
          </table:table-cell>
          <table:table-cell office:value-type="string" calcext:value-type="string">
            <text:p>Sem o predicado da regra original, o label associado a ‘IMPORT’ é incorreto</text:p>
          </table:table-cell>
          <table:table-cell/>
        </table:table-row>
        <table:table-row table:style-name="ro1">
          <table:table-cell office:value-type="string" calcext:value-type="string">
            <text:p>forei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6 + 1 ok</text:p>
          </table:table-cell>
          <table:table-cell office:value-type="string" calcext:value-type="string">
            <text:p>Label novo em ‘import’ e diferença marginal: tanto em ‘import’ quanto em ‘foreign’ o algoritmo rotula o choice, enquanto a anotação manual rotula a segunda alternativa da escolha</text:p>
          </table:table-cell>
          <table:table-cell/>
        </table:table-row>
        <table:table-row table:style-name="ro1">
          <table:table-cell office:value-type="string" calcext:value-type="string">
            <text:p>rettypeop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li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tty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olha não é LL(1). Uma anotação correta igual à original, uma anotação ausente, e uma anotação correta extra</text:p>
          </table:table-cell>
          <table:table-cell/>
        </table:table-row>
        <table:table-row table:style-name="ro1">
          <table:table-cell office:value-type="string" calcext:value-type="string">
            <text:p>recordfield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field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Alternativa no final não são LL(1), por isso não adicionou 2 labels em “varlist ‘=’ explist”. A gramática original possuía 2 produções de erro, cada uma lançando um rótulo, que estão ausentes na gramática gerada pelo algoritmo</text:p>
          </table:table-cell>
          <table:table-cell/>
        </table:table-row>
        <table:table-row table:style-name="ro1">
          <table:table-cell office:value-type="string" calcext:value-type="string">
            <text:p>elseifsta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ifstat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st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xed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suffi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ixex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st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simpleex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rg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eldl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petição não é LL(1). Anotação manual usa um predicado para lançar um label se a repetição não é seguida por um ‘}’ (o FOLLOW)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s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65" calcext:value-type="float">
            <text:p>65</text:p>
          </table:table-cell>
          <table:table-cell table:formula="of:=SUM([.D2:.D51])" office:value-type="float" office:value="43" calcext:value-type="float">
            <text:p>43</text:p>
          </table:table-cell>
          <table:table-cell table:formula="of:=SUM([.E2:.E5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4]+1+5+7" office:value-type="float" office:value="78" calcext:value-type="float">
            <text:p>78</text:p>
          </table:table-cell>
          <table:table-cell/>
          <table:table-cell table:formula="of:=[.E54]+5+7" office:value-type="float" office:value="68" calcext:value-type="float">
            <text:p>68</text:p>
          </table:table-cell>
          <table:table-cell office:value-type="string" calcext:value-type="string">
            <text:p>Regular: 78 corretos e 2 errados. 76 <text:s/>+ 2 corretos iguais, 2 corretos novos, 9 ausentes, 0 incorretos novo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nservative: 43 corretos, 44 ausentes, 0 novos</text:p>
          </table:table-cell>
          <table:table-cell/>
        </table:table-row>
        <table:table-row table:style-name="ro1">
          <table:table-cell office:value-type="string" calcext:value-type="string">
            <text:p>regras anotadas</text:p>
          </table:table-cell>
          <table:table-cell table:formula="of:=COUNTIF([.B2:.B51];&quot;&gt;0&quot;)" office:value-type="float" office:value="36" calcext:value-type="float">
            <text:p>36</text:p>
          </table:table-cell>
          <table:table-cell table:formula="of:=COUNTIF([.C2:.C51];&quot;&gt;0&quot;)" office:value-type="float" office:value="30" calcext:value-type="float">
            <text:p>30</text:p>
          </table:table-cell>
          <table:table-cell table:formula="of:=COUNTIF([.D2:.D51];&quot;&gt;0&quot;)" office:value-type="float" office:value="21" calcext:value-type="float">
            <text:p>21</text:p>
          </table:table-cell>
          <table:table-cell table:formula="of:=COUNTIF([.E2:.E51];&quot;&gt;0&quot;)" office:value-type="float" office:value="28" calcext:value-type="float">
            <text:p>28</text:p>
          </table:table-cell>
          <table:table-cell office:value-type="string" calcext:value-type="string">
            <text:p>Soft: 68 corretos e 1 errado. 66 <text:s/>+ 1 corretos iguais, 2 corretso novos, 20 ausentes, 0 incorretos novos</text:p>
          </table:table-cell>
          <table:table-cell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7]+3" office:value-type="float" office:value="33" calcext:value-type="float">
            <text:p>33</text:p>
          </table:table-cell>
          <table:table-cell/>
          <table:table-cell table:formula="of:=[.E57]+2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Recovery: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Labels related to fail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xpAssign (3), expVarDec, expStat, assignAssign, typeReturnTypes (all erros related to missing labels in comparison with the manual annotation)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…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Soft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2" table:number-columns-repeated="2"/>
        </table:table-row>
        <table:table-row table:style-name="ro1">
          <table:table-cell table:style-name="ce5" table:number-columns-repeated="5"/>
          <table:table-cell table:number-columns-repeated="2"/>
        </table:table-row>
      </table:table>
      <table:table table:name="C89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style-name="Default"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29)</text:p>
          </table:table-cell>
          <table:table-cell office:value-type="string" calcext:value-type="string">
            <text:p>Soft (14)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ranslation_un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ular: não dá pra anotar ‘external_decl’ automaticamente, pois nenhum token foi consumido. Teria que saber que é a regra inicial. O algoritmo não anota predicados, por isso não anotou ‘!.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ernal_dec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unction_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er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errada em ‘function_def’. A entrada pode casar depois com uma ‘decl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l_spe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de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correta em ‘decl’, dado que ‘typedef_name’ possui ação semântica associad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rage_class_spe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type_spe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 + 2 ok</text:p>
          </table:table-cell>
          <table:table-cell office:value-type="string" calcext:value-type="string">
            <text:p>As alternativas que começam com ‘enum’ e ‘struct_or_union’ não são LL(1), por isso não rotulou 5 labels. Adicionou labels novos corretos às alternativ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pe_qualif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uct_or_un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_declarator_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_declarat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truct_de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office:value-type="string" calcext:value-type="string">
            <text:p>Escolha não é LL(1). Não adicionou os labels da anotação manual. Adicionou um label novo corret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_qualifier_li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c_qual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truct_decla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enume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irect_declarato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3 + 1 ok</text:p>
          </table:table-cell>
          <table:table-cell office:value-type="string" calcext:value-type="string">
            <text:p>Escolha não é LL(1). Anotação em ‘declarator’ e em ‘)’ depende do funcionamento da regra ‘typedef_name’, que precisa de uma ação semântica, usada em type_spec. Sem a ação semântica, a expressão “decl_spec” em “decl” vai casar indevidamente e causar erro ao tentar casar ‘init_declarator’. Considerei os rótulos corretos, mas os removi dos tes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i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m_type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m_dec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initia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_n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stract_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direct_abstract_decla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def_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32 + 1 ok</text:p>
          </table:table-cell>
          <table:table-cell office:value-type="string" calcext:value-type="string">
            <text:p>Escolha não é LL(1). Não anotou o primeiro ‘if’. Anotação extra correta no ‘stat’ do ‘for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und_st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ssignmen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ignment_ope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conditional_ex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st_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gical_or_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gical_and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clusive_or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clusive_or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d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uality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lational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ift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ditive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tiplicative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cas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ary_ex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stfix_exp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rimary_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 + 1 ok</text:p>
          </table:table-cell>
          <table:table-cell office:value-type="string" calcext:value-type="string">
            <text:p>Rotulou ‘exp’ (parece ok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ary_operat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25" calcext:value-type="float">
            <text:p>25</text:p>
          </table:table-cell>
          <table:table-cell table:formula="of:=SUM([.D2:.D51])" office:value-type="float" office:value="15" calcext:value-type="float">
            <text:p>15</text:p>
          </table:table-cell>
          <table:table-cell table:formula="of:=SUM([.E2:.E51])" office:value-type="float" office:value="23" calcext:value-type="float">
            <text:p>23</text:p>
          </table:table-cell>
          <table:table-cell office:value-type="string" calcext:value-type="string">
            <text:p>Regular: Total 75. 65 corretas iguais, 9 novas corretas, 1 nova incorreta, 22 ausente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3]+40" office:value-type="float" office:value="65" calcext:value-type="float">
            <text:p>65</text:p>
          </table:table-cell>
          <table:table-cell table:formula="of:=[.D53]+4" office:value-type="float" office:value="19" calcext:value-type="float">
            <text:p>19</text:p>
          </table:table-cell>
          <table:table-cell table:formula="of:=[.E53]+36" office:value-type="float" office:value="59" calcext:value-type="float">
            <text:p>59</text:p>
          </table:table-cell>
          <table:table-cell office:value-type="string" calcext:value-type="string">
            <text:p>Hard: Total 23. 19 corretas iguais, 4 novas corretas, 0 nova incorreta, 68 ausentes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Total 65. 59 corretas iguais, 6 corretas novas, 0 nova incorreta, 28 ausente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regras anotadas</text:p>
          </table:table-cell>
          <table:table-cell table:formula="of:=COUNTIF([.B1:.B50];&quot;&gt;0&quot;)" office:value-type="float" office:value="30" calcext:value-type="float">
            <text:p>30</text:p>
          </table:table-cell>
          <table:table-cell table:formula="of:=COUNTIF([.C1:.C50];&quot;&gt;0&quot;)" office:value-type="float" office:value="17" calcext:value-type="float">
            <text:p>17</text:p>
          </table:table-cell>
          <table:table-cell table:formula="of:=COUNTIF([.D1:.D50];&quot;&gt;0&quot;)" office:value-type="float" office:value="10" calcext:value-type="float">
            <text:p>10</text:p>
          </table:table-cell>
          <table:table-cell table:formula="of:=COUNTIF([.E1:.E50];&quot;&gt;0&quot;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6]+8" office:value-type="float" office:value="25" calcext:value-type="float">
            <text:p>25</text:p>
          </table:table-cell>
          <table:table-cell table:formula="of:=[.D56]+3" office:value-type="float" office:value="13" calcext:value-type="float">
            <text:p>13</text:p>
          </table:table-cell>
          <table:table-cell table:formula="of:=[.E56]+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Regular: 25 regras com anotações corretas, 1 com anotação incorreta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Hard: 13 regras com anotações corretas, 0 com anotação incorreta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20 regras com anotações corretas, 0 com anotação incorreta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ce7" office:value-type="string" calcext:value-type="string">
            <text:p>Recovery: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Fail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9" calcext:value-type="float">
            <text:p>19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8" calcext:value-type="float">
            <text:p>48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ce7" office:value-type="string" calcext:value-type="string">
            <text:p>Soft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2" calcext:value-type="float">
            <text:p>22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7" office:value-type="string" calcext:value-type="string">
            <text:p>Labels related to fail in Regular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office:value-type="string" calcext:value-type="string">
            <text:p>Ausentes: <text:s/>braces (2 testes), colon (não anotou em conditional_exp), endcomment (regra léxica), enumerator (test multEnumerator), enumeratorComma, 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office:value-type="string" calcext:value-type="string">
            <text:p>invalidDecl (invalidDec, multBrack, multSemicolon), invalidExpr (não anotou em struct_declarator, assignment_exp (2), enumerator ),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office:value-type="string" calcext:value-type="string">
            <text:p>invalidExprCond (2 testes), semicolon (missing in struct_decl), stat (missing in ‘if’), zerodecl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table:number-columns-repeated="2"/>
          <table:table-cell table:style-name="ce12" table:number-columns-repeated="8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4:49:13.2705744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42:29.143053871</meta:creation-date>
    <dc:date>2019-01-31T16:21:50.279613748</dc:date>
    <meta:editing-duration>P1DT20H49M42S</meta:editing-duration>
    <meta:editing-cycles>24</meta:editing-cycles>
    <meta:generator>LibreOffice/6.0.7.3$Linux_X86_64 LibreOffice_project/00m0$Build-3</meta:generator>
    <meta:document-statistic meta:table-count="2" meta:cell-count="603" meta:object-count="0"/>
  </office:meta>
</office:document-meta>
</file>